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Rockwell" svg:font-family="Rockwel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8.705cm" fo:margin-left="0cm" fo:margin-top="0cm" fo:margin-bottom="0cm" table:align="left" style:writing-mode="lr-tb"/>
    </style:style>
    <style:style style:name="Table1.A" style:family="table-column">
      <style:table-column-properties style:column-width="8.70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1.27cm" fo:padding-right="0.051cm" fo:padding-top="0cm" fo:padding-bottom="0cm" fo:border="none">
        <style:background-image/>
      </style:table-cell-properties>
    </style:style>
    <style:style style:name="Table2" style:family="table" style:master-page-name="First_20_Page">
      <style:table-properties style:width="18.389cm" fo:margin-left="-0.847cm" fo:margin-top="0cm" fo:margin-bottom="0cm" style:page-number="auto" table:align="left" style:writing-mode="lr-tb"/>
    </style:style>
    <style:style style:name="Table2.A" style:family="table-column">
      <style:table-column-properties style:column-width="9.71cm"/>
    </style:style>
    <style:style style:name="Table2.B" style:family="table-column">
      <style:table-column-properties style:column-width="8.6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background-color="transparent" fo:padding-left="0cm" fo:padding-right="0cm" fo:padding-top="0cm" fo:padding-bottom="0.762cm" fo:border="none">
        <style:background-image/>
      </style:table-cell-properties>
    </style:style>
    <style:style style:name="Table3" style:family="table">
      <style:table-properties style:width="18.494cm" fo:margin-left="-0.9cm" fo:margin-top="0cm" fo:margin-bottom="0cm" table:align="left" style:writing-mode="lr-tb"/>
    </style:style>
    <style:style style:name="Table3.A" style:family="table-column">
      <style:table-column-properties style:column-width="9.155cm"/>
    </style:style>
    <style:style style:name="Table3.B" style:family="table-column">
      <style:table-column-properties style:column-width="9.338cm"/>
    </style:style>
    <style:style style:name="Table3.1" style:family="table-row">
      <style:table-row-properties style:min-row-height="1.191cm" fo:keep-together="auto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B1" style:family="table-cell">
      <style:table-cell-properties fo:background-color="transparent" fo:padding-left="0.635cm" fo:padding-right="0cm" fo:padding-top="0cm" fo:padding-bottom="0cm" fo:border="none">
        <style:background-image/>
      </style:table-cell-properties>
    </style:style>
    <style:style style:name="P1" style:family="paragraph" style:parent-style-name="Contact_20_Info">
      <style:paragraph-properties fo:margin-top="0.071cm" fo:margin-bottom="0cm" loext:contextual-spacing="true"/>
    </style:style>
    <style:style style:name="P2" style:family="paragraph" style:parent-style-name="Header">
      <style:paragraph-properties fo:margin-top="0cm" fo:margin-bottom="0cm" loext:contextual-spacing="false"/>
    </style:style>
    <style:style style:name="P3" style:family="paragraph" style:parent-style-name="Heading_20_1" style:list-style-name="">
      <style:paragraph-properties fo:margin-left="-0.9cm" fo:margin-right="-1.101cm" fo:margin-top="0.847cm" fo:margin-bottom="0.212cm" loext:contextual-spacing="true" fo:text-align="start" style:justify-single-word="false" fo:orphans="2" fo:widows="2" fo:text-indent="0cm" style:auto-text-indent="false" fo:padding-left="0cm" fo:padding-right="0cm" fo:padding-top="0.106cm" fo:padding-bottom="0cm" fo:border-left="none" fo:border-right="none" fo:border-top="0.51pt solid #a6a6a6" fo:border-bottom="none" style:punctuation-wrap="simple" style:writing-mode="lr-tb"/>
    </style:style>
    <style:style style:name="P4" style:family="paragraph" style:parent-style-name="Heading_20_1" style:list-style-name="">
      <style:paragraph-properties fo:margin-left="-1cm" fo:margin-right="-1.101cm" fo:margin-top="0.847cm" fo:margin-bottom="0.212cm" loext:contextual-spacing="true" fo:text-align="start" style:justify-single-word="false" fo:orphans="2" fo:widows="2" fo:text-indent="0cm" style:auto-text-indent="false" fo:padding-left="0cm" fo:padding-right="0cm" fo:padding-top="0.106cm" fo:padding-bottom="0cm" fo:border-left="none" fo:border-right="none" fo:border-top="0.51pt solid #a6a6a6" fo:border-bottom="none" style:punctuation-wrap="simple" style:writing-mode="lr-tb"/>
    </style:style>
    <style:style style:name="P5" style:family="paragraph" style:parent-style-name="Heading_20_1" style:list-style-name="">
      <style:paragraph-properties fo:margin-left="-1cm" fo:margin-right="-1cm" fo:margin-top="0.847cm" fo:margin-bottom="0.212cm" loext:contextual-spacing="true" fo:text-align="start" style:justify-single-word="false" fo:orphans="2" fo:widows="2" fo:text-indent="0cm" style:auto-text-indent="false" fo:padding-left="0cm" fo:padding-right="0cm" fo:padding-top="0.106cm" fo:padding-bottom="0cm" fo:border-left="none" fo:border-right="none" fo:border-top="0.51pt solid #a6a6a6" fo:border-bottom="none" style:punctuation-wrap="simple" style:writing-mode="lr-tb"/>
    </style:style>
    <style:style style:name="P6" style:family="paragraph" style:parent-style-name="Heading_20_2" style:list-style-name="">
      <style:paragraph-properties fo:margin-left="-1cm" fo:margin-right="-1.101cm" fo:margin-top="0cm" fo:margin-bottom="0.071cm" loext:contextual-spacing="true" fo:text-align="start" style:justify-single-word="false" fo:keep-together="always" fo:orphans="2" fo:widows="2" fo:text-indent="0cm" style:auto-text-indent="false" fo:padding-left="0cm" fo:padding-right="0cm" fo:padding-top="0.106cm" fo:padding-bottom="0cm" fo:border-left="none" fo:border-right="none" fo:border-top="0.51pt solid #a6a6a6" fo:border-bottom="none" fo:keep-with-next="always" style:punctuation-wrap="simple" style:writing-mode="lr-tb"/>
    </style:style>
    <style:style style:name="P7" style:family="paragraph" style:parent-style-name="Heading_20_2" style:list-style-name="">
      <style:paragraph-properties fo:margin-left="-1cm" fo:margin-right="-1.101cm" fo:margin-top="0cm" fo:margin-bottom="0.071cm" loext:contextual-spacing="true" fo:text-align="start" style:justify-single-word="false" fo:orphans="2" fo:widows="2" fo:text-indent="0cm" style:auto-text-indent="false" fo:padding-left="0cm" fo:padding-right="0cm" fo:padding-top="0.106cm" fo:padding-bottom="0cm" fo:border-left="none" fo:border-right="none" fo:border-top="0.51pt solid #a6a6a6" fo:border-bottom="none" style:punctuation-wrap="simple" style:writing-mode="lr-tb"/>
    </style:style>
    <style:style style:name="P8" style:family="paragraph" style:parent-style-name="Heading_20_2" style:list-style-name="">
      <style:paragraph-properties fo:margin-left="-1cm" fo:margin-right="-1.101cm" fo:margin-top="0cm" fo:margin-bottom="0.071cm" loext:contextual-spacing="true" fo:text-align="start" style:justify-single-word="false" fo:keep-together="always" fo:orphans="2" fo:widows="2" fo:text-indent="0cm" style:auto-text-indent="false" fo:keep-with-next="always" style:punctuation-wrap="simple" style:writing-mode="lr-tb"/>
    </style:style>
    <style:style style:name="P9" style:family="paragraph" style:parent-style-name="Heading_20_2" style:list-style-name="">
      <style:paragraph-properties fo:margin-left="-1cm" fo:margin-right="-1cm" fo:margin-top="0cm" fo:margin-bottom="0.071cm" loext:contextual-spacing="true" fo:text-align="start" style:justify-single-word="false" fo:keep-together="always" fo:orphans="2" fo:widows="2" fo:text-indent="0cm" style:auto-text-indent="false" fo:keep-with-next="always" style:punctuation-wrap="simple" style:writing-mode="lr-tb"/>
    </style:style>
    <style:style style:name="P10" style:family="paragraph" style:parent-style-name="List_20_Bullet" style:list-style-name="WWNum2">
      <style:paragraph-properties fo:margin-left="0.6cm" fo:margin-right="0cm" fo:margin-top="0cm" fo:margin-bottom="0cm" loext:contextual-spacing="true" fo:text-align="start" style:justify-single-word="false" fo:orphans="2" fo:widows="2" fo:text-indent="-0.6cm" style:auto-text-indent="false" style:punctuation-wrap="simple" style:writing-mode="lr-tb"/>
    </style:style>
    <style:style style:name="P11" style:family="paragraph" style:parent-style-name="List_20_Bullet" style:list-style-name="WWNum2">
      <style:paragraph-properties fo:margin-top="0cm" fo:margin-bottom="0cm" loext:contextual-spacing="true"/>
    </style:style>
    <style:style style:name="P12" style:family="paragraph" style:parent-style-name="List_20_Bullet" style:list-style-name="WWNum1">
      <style:paragraph-properties fo:margin-top="0cm" fo:margin-bottom="0cm" loext:contextual-spacing="true"/>
    </style:style>
    <style:style style:name="P13" style:family="paragraph" style:parent-style-name="Standard">
      <style:paragraph-properties fo:margin-left="-0.9cm" fo:margin-right="-1.3cm" fo:margin-top="0cm" fo:margin-bottom="0.459cm" loext:contextual-spacing="false" fo:text-align="start" style:justify-single-word="false" fo:orphans="2" fo:widows="2" fo:text-indent="0cm" style:auto-text-indent="false" style:punctuation-wrap="simple" style:writing-mode="lr-tb"/>
    </style:style>
    <style:style style:name="P14" style:family="paragraph" style:parent-style-name="Standard">
      <style:paragraph-properties fo:margin-left="-1cm" fo:margin-right="-1.101cm" fo:margin-top="0cm" fo:margin-bottom="0.459cm" loext:contextual-spacing="false" fo:text-align="start" style:justify-single-word="false" fo:orphans="2" fo:widows="2" fo:text-indent="0cm" style:auto-text-indent="false" style:punctuation-wrap="simple" style:writing-mode="lr-tb"/>
    </style:style>
    <style:style style:name="P15" style:family="paragraph" style:parent-style-name="Standard">
      <style:paragraph-properties fo:margin-left="-1cm" fo:margin-right="-1cm" fo:margin-top="0cm" fo:margin-bottom="0.459cm" loext:contextual-spacing="false" fo:text-align="start" style:justify-single-word="false" fo:orphans="2" fo:widows="2" fo:text-indent="0cm" style:auto-text-indent="false" style:punctuation-wrap="simple" style:writing-mode="lr-tb"/>
    </style:style>
    <style:style style:name="P16" style:family="paragraph" style:parent-style-name="Title">
      <style:paragraph-properties fo:margin-top="0cm" fo:margin-bottom="0cm" loext:contextual-spacing="tru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595959" fo:font-size="10pt" fo:language="en" fo:country="US" style:letter-kerning="false" style:font-name-asian="Calibri1" style:font-size-asian="10pt" style:language-asian="en" style:country-asian="US" style:font-name-complex="Arial" style:font-size-complex="10pt" style:language-complex="ar" style:country-complex="SA"/>
    </style:style>
    <style:style style:name="T3" style:family="text">
      <style:text-properties fo:color="#595959" style:font-name="Calibri" fo:font-size="10pt" fo:language="en" fo:country="US" fo:font-weight="normal" style:letter-kerning="false" style:font-name-asian="Calibri1" style:font-size-asian="10pt" style:language-asian="en" style:country-asian="US" style:font-weight-asian="normal" style:font-name-complex="Arial" style:font-size-complex="10pt" style:language-complex="ar" style:country-complex="SA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262626" fo:font-size="12pt" fo:language="en" fo:country="US" fo:font-weight="bold" style:letter-kerning="false" style:font-name-asian="Calibri1" style:font-size-asian="12pt" style:language-asian="en" style:country-asian="US" style:font-weight-asian="bold" style:font-name-complex="Arial" style:font-size-complex="12pt" style:language-complex="ar" style:country-complex="SA"/>
    </style:style>
    <style:style style:name="T7" style:family="text">
      <style:text-properties fo:color="#262626" style:font-name="Rockwell" fo:font-size="12pt" fo:language="en" fo:country="US" fo:font-weight="bold" style:letter-kerning="false" style:font-name-asian="Calibri1" style:font-size-asian="12pt" style:language-asian="en" style:country-asian="US" style:font-weight-asian="bold" style:font-name-complex="Arial" style:font-size-complex="12pt" style:language-complex="ar" style:country-complex="SA"/>
    </style:style>
    <style:style style:name="T8" style:family="text">
      <style:text-properties fo:color="#007fab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normal"/>
    </style:style>
    <style:style style:name="T9" style:family="text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Matthew<text:line-break/>Pigram</text:p>
          </table:table-cell>
          <table:table-cell table:style-name="Table2.A1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"><text:span text:style-name="T1">Wickford, Essex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"><text:span text:style-name="T1">07928058752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"><text:span text:style-name="T1">matthew.pigram2@gmail.com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"><text:a xlink:type="simple" xlink:href="https://www.linkedin.com/in/matthew-pigram-07a57354/" text:style-name="Internet_20_link" text:visited-style-name="Visited_20_Internet_20_Link"><text:span text:style-name="T1">LinkedIn Profile</text:span></text:a></text:p>
                </table:table-cell>
              </table:table-row>
              <table:table-row table:style-name="Table1.1">
                <table:table-cell table:style-name="Table1.A1" office:value-type="string">
                  <text:p text:style-name="P1"><text:a xlink:type="simple" xlink:href="https://github.com/Pigstah" text:style-name="Internet_20_link" text:visited-style-name="Visited_20_Internet_20_Link"><text:span text:style-name="T1">Github Profile</text:span></text:a></text:p>
                </table:table-cell>
              </table:table-row>
              <table:table-row table:style-name="Table1.1">
                <table:table-cell table:style-name="Table1.A1" office:value-type="string">
                  <text:p text:style-name="P1"><text:a xlink:type="simple" xlink:href="http://matthewpigram.co.uk/" text:style-name="Internet_20_link" text:visited-style-name="Visited_20_Internet_20_Link"><text:span text:style-name="T1">My Personal Website</text:span></text:a><text:span text:style-name="T1"> <text:s text:c="2"/></text:span></text:p>
                </table:table-cell>
              </table:table-row>
            </table:table>
            <text:p text:style-name="P2"/>
          </table:table-cell>
        </table:table-row>
      </table:table>
      <text:p text:style-name="P13">I<text:span text:style-name="T1">’m a </text:span><text:span text:style-name="T2">system administrator with nearly two years experience, specialising in Linux, Ansible and Docker.</text:span><text:span text:style-name="T1"> Currently working with a host of automation technologies and working with Python as much as I can. I’m always ready to get my hands dirty and use new exciting technologies and love challenging myself. Overall I believe I’m a hard working go getter, who isn’t afraid to step out of my comfort zone. </text:span></text:p>
      <text:h text:style-name="P3" text:outline-level="1"><text:span text:style-name="T4">Skills</text:span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1796152999" text:style-name="WWNum2">
              <text:list-item>
                <text:p text:style-name="P10"><text:span text:style-name="T1">Ansible</text:span></text:p>
              </text:list-item>
              <text:list-item>
                <text:p text:style-name="P11"><text:span text:style-name="T1">Docker</text:span></text:p>
              </text:list-item>
              <text:list-item>
                <text:p text:style-name="P11"><text:span text:style-name="T1">Azure</text:span></text:p>
              </text:list-item>
            </text:list>
          </table:table-cell>
          <table:table-cell table:style-name="Table3.B1" office:value-type="string">
            <text:list xml:id="list1273940554" text:style-name="WWNum1">
              <text:list-item>
                <text:p text:style-name="P12"><text:span text:style-name="T1">Github Actions</text:span></text:p>
              </text:list-item>
              <text:list-item>
                <text:p text:style-name="P12"><text:span text:style-name="T1">Python</text:span></text:p>
              </text:list-item>
              <text:list-item>
                <text:p text:style-name="P12"><text:bookmark text:name="_GoBack"/><text:span text:style-name="T1">Linux (CentOS 7+8/Debian/Ubuntu)</text:span></text:p>
              </text:list-item>
            </text:list>
          </table:table-cell>
        </table:table-row>
      </table:table>
      <text:h text:style-name="P4" text:outline-level="1"><text:span text:style-name="T6">Projects</text:span></text:h>
      <text:h text:style-name="P6" text:outline-level="2"><text:span text:style-name="T8">Built my own website – matthewpigram.co.uk</text:span></text:h>
      <text:h text:style-name="P7" text:outline-level="2"><text:span text:style-name="T3">I wanted to build a one page CV for people to know a bit more about me but also to use some technologies I haven’t used yet. I used the Flask, Gunicorn, HAProxyDocker, Ansible and Github actions to build the entire site. It was great fun and has really helped my passion for DevOps! </text:span></text:h>
      <text:h text:style-name="P4" text:outline-level="1"><text:span text:style-name="T4">Experience</text:span></text:h>
      <text:h text:style-name="P8" text:outline-level="2"><text:span text:style-name="T9">System Administrator / Comms Express</text:span><text:span text:style-name="Emphasis"><text:span text:style-name="T9">, Chelmsford - Nov 2018 – TO Present</text:span></text:span></text:h>
      <text:p text:style-name="P14"><text:span text:style-name="T1">Since working for the company I have played a big part in our move to the cloud. I’ve played a big part in containerising our new web app using Docker. I also helped implement automation within development. This has made their update process a lot quicker and was achieved using Ansible and Github Actions.</text:span></text:p>
      <text:h text:style-name="P8" text:outline-level="2"><text:span text:style-name="T9">Senior Valuations Manager / Bairstow Eves</text:span><text:span text:style-name="Emphasis"><text:span text:style-name="T9">, Romford - Aug 2015 – TO Nov 2018</text:span></text:span></text:h>
      <text:p text:style-name="P14"><text:span text:style-name="T1">I managed valuations for three brances across Romford. I would often hit my target of 9 instructions per week and increased the branches conversion rate to 60% within my first 3 months.</text:span></text:p>
      <text:h text:style-name="P5" text:outline-level="1"><text:span text:style-name="T4">Education</text:span></text:h>
      <text:h text:style-name="P9" text:outline-level="2"><text:span text:style-name="T9">CompTIA Network + / Self Study</text:span><text:span text:style-name="Emphasis"><text:span text:style-name="T9">, 2018</text:span></text:span></text:h>
      <text:p text:style-name="P15"><text:span text:style-name="T1">I achieved this cert before starting my first job in the IT Industry. I found it gave me a good base of knowledge for understanding basic networks. </text:span></text:p>
      <text:h text:style-name="P5" text:outline-level="1"><text:span text:style-name="T4">Activities</text:span></text:h>
      <text:p text:style-name="P15"><text:span text:style-name="T1">I’m a big gamer, I build my own gaming PC’s and tinker with lots of other tech from time to time. There have also been lots of little projects I work on as well, for instance I decided to build my own website from scratch (see my github and website link at top). I’m also a keen stateboarder, been doing it since I was 8 but nowadays I’m a fairweather skater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Rockwell" svg:font-family="Rockwel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style:font-name="Calibri" fo:font-size="10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595959" style:font-name="Calibri" fo:font-size="10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459cm" loext:contextual-spacing="false" fo:text-align="start" style:justify-single-word="false" fo:orphans="2" fo:widows="2" style:punctuation-wrap="simple" style:writing-mode="lr-tb"/>
      <style:text-properties fo:color="#595959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459cm" loext:contextual-spacing="true" fo:text-indent="-0.635cm" style:auto-text-indent="fals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true" fo:padding-left="0cm" fo:padding-right="0cm" fo:padding-top="0.106cm" fo:padding-bottom="0cm" fo:border-left="none" fo:border-right="none" fo:border-top="0.51pt solid #a6a6a6" fo:border-bottom="none"/>
      <style:text-properties fo:color="#262626" style:font-name="Rockwell" fo:font-family="Rockwell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cm" fo:margin-bottom="0.071cm" loext:contextual-spacing="true" fo:keep-together="always" fo:keep-with-next="always"/>
      <style:text-properties fo:color="#007fab" style:font-name="Rockwell" fo:font-family="Rockwell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true" fo:keep-together="always" fo:keep-with-next="always"/>
      <style:text-properties fo:text-transform="uppercas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005e80" style:font-name="Rockwell" fo:font-family="Rockwell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005e80" style:font-name="Rockwell" fo:font-family="Rockwell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003f55" style:font-name="Rockwell" fo:font-family="Rockwell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003f55" style:font-name="Rockwell" fo:font-family="Rockwell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Rockwell" fo:font-family="Rockwell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Rockwell" fo:font-family="Rockwell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Arial" style:font-family-complex="Arial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/>
    </style:style>
    <style:style style:name="List_20_Bullet" style:display-name="List Bullet" style:family="paragraph" style:parent-style-name="Standard" style:default-outline-level="">
      <style:paragraph-properties fo:margin-top="0cm" fo:margin-bottom="0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459cm" loext:contextual-spacing="true"/>
    </style:style>
    <style:style style:name="List_20_Bullet_20_3" style:display-name="List Bullet 3" style:family="paragraph" style:parent-style-name="Standard" style:default-outline-level="">
      <style:paragraph-properties fo:margin-left="1.27cm" fo:margin-right="0cm" fo:margin-top="0cm" fo:margin-bottom="0.459cm" loext:contextual-spacing="true" fo:text-indent="-0.635cm" style:auto-text-indent="false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90%"/>
      <style:text-properties fo:color="#262626" style:font-name="Rockwell" fo:font-family="Rockwell" style:font-family-generic="roman" style:font-pitch="variable" fo:font-size="35pt" fo:font-weight="bold" style:letter-kerning="true" style:font-name-asian="Calibri1" style:font-family-asian="Calibri" style:font-family-generic-asian="system" style:font-pitch-asian="variable" style:font-size-asian="35pt" style:font-weight-asian="bold" style:font-name-complex="Arial" style:font-family-complex="Arial" style:font-family-generic-complex="system" style:font-pitch-complex="variable" style:font-size-complex="28pt"/>
    </style:style>
    <style:style style:name="Contact_20_Info" style:display-name="Contact Info" style:family="paragraph" style:parent-style-name="Standard" style:default-outline-level="">
      <style:paragraph-properties fo:margin-top="0.071cm" fo:margin-bottom="0cm" loext:contextual-spacing="true" fo:text-align="end" style:justify-single-word="false"/>
    </style:style>
    <style:style style:name="List_20_Number" style:display-name="List Number" style:family="paragraph" style:parent-style-name="Standard" style:default-outline-level="">
      <style:paragraph-properties fo:margin-left="3.175cm" fo:margin-right="0cm" fo:margin-top="0cm" fo:margin-bottom="0.459cm" loext:contextual-spacing="true" fo:text-indent="-0.635cm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padding="0cm" fo:border="none"/>
    </style:style>
    <style:style style:name="Subtitle" style:family="paragraph" style:parent-style-name="Standard" style:default-outline-level="" style:class="chapter">
      <style:paragraph-properties fo:margin-top="0cm" fo:margin-bottom="0.282cm" loext:contextual-spacing="false"/>
      <style:text-properties fo:color="#5a5a5a" style:font-name-asian="Calibri1" style:font-family-asian="Calibri" style:font-family-generic-asian="system" style:font-pitch-asian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635cm" fo:margin-bottom="0.635cm" loext:contextual-spacing="false" fo:text-align="center" style:justify-single-word="false" fo:padding-left="0cm" fo:padding-right="0cm" fo:padding-top="0.353cm" fo:padding-bottom="0.353cm" fo:border-left="none" fo:border-right="none" fo:border-top="0.51pt solid #007fab" fo:border-bottom="0.51pt solid #007fab"/>
      <style:text-properties fo:color="#007fab" fo:font-style="italic" style:font-style-asian="italic" style:font-style-complex="italic"/>
    </style:style>
    <style:style style:name="Quote" style:family="paragraph" style:parent-style-name="Standard" style:next-style-name="Standard" style:default-outline-level="">
      <style:paragraph-properties fo:margin-top="0.353cm" fo:margin-bottom="0.282cm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111111" fo:font-style="italic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loext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/>
      <style:text-properties style:font-size-complex="10pt"/>
    </style:style>
    <style:style style:name="envelope_20_return" style:display-name="envelope return" style:family="paragraph" style:parent-style-name="Standard" style:default-outline-level="">
      <style:paragraph-properties fo:margin-top="0cm" fo:margin-bottom="0cm" loext:contextual-spacing="false"/>
      <style:text-properties style:font-name="Rockwell" fo:font-family="Rockwell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top="0cm" fo:margin-bottom="0cm" loext:contextual-spacing="false"/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/>
      <style:text-properties style:font-name="Consolas" fo:font-family="Consolas" style:font-family-generic="roman" style:font-pitch="variable" style:font-size-complex="10pt"/>
    </style:style>
    <style:style style:name="macro" style:family="paragraph" style:default-outline-level="">
      <style:paragraph-properties fo:margin-top="0cm" fo:margin-bottom="0cm" loext:contextual-spacing="false" fo:text-align="start" style:justify-single-word="false" fo:orphans="2" fo:widows="2" style:punctuation-wrap="simple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595959" style:font-name="Consolas" fo:font-family="Consolas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0pt" style:language-complex="ar" style:country-complex="SA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/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007fab"/>
      <style:text-properties fo:color="#007fab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cm" fo:margin-bottom="0.459cm" loext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loext:contextual-spacing="false" fo:line-height="200%" fo:text-indent="0cm" style:auto-text-indent="false"/>
    </style:style>
    <style:style style:name="Closing" style:family="paragraph" style:parent-style-name="Standard" style:default-outline-level="">
      <style:paragraph-properties fo:margin-left="7.62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>
      <style:paragraph-properties fo:margin-top="0cm" fo:margin-bottom="0cm" loext:contextual-spacing="false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margin-top="0cm" fo:margin-bottom="0cm" loext:contextual-spacing="false" fo:text-indent="0cm" style:auto-text-indent="false"/>
      <style:text-properties style:font-name="Rockwell" fo:font-family="Rockwel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paragraph-properties fo:margin-top="0cm" fo:margin-bottom="0cm" loext:contextual-spacing="false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margin-top="0cm" fo:margin-bottom="0cm" loext:contextual-spacing="false" fo:text-indent="-0.38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76cm" fo:margin-right="0cm" fo:margin-top="0cm" fo:margin-bottom="0cm" loext:contextual-spacing="false" fo:text-indent="-0.38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164cm" fo:margin-right="0cm" fo:margin-top="0cm" fo:margin-bottom="0cm" loext:contextual-spacing="false" fo:text-indent="-0.38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552cm" fo:margin-right="0cm" fo:margin-top="0cm" fo:margin-bottom="0cm" loext:contextual-spacing="false" fo:text-indent="-0.38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text-indent="-0.38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328cm" fo:margin-right="0cm" fo:margin-top="0cm" fo:margin-bottom="0cm" loext:contextual-spacing="false" fo:text-indent="-0.38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716cm" fo:margin-right="0cm" fo:margin-top="0cm" fo:margin-bottom="0cm" loext:contextual-spacing="false" fo:text-indent="-0.38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104cm" fo:margin-right="0cm" fo:margin-top="0cm" fo:margin-bottom="0cm" loext:contextual-spacing="false" fo:text-indent="-0.38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493cm" fo:margin-right="0cm" fo:margin-top="0cm" fo:margin-bottom="0cm" loext:contextual-spacing="false" fo:text-indent="-0.38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Rockwell" fo:font-family="Rockwell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Arial" style:font-family-complex="Arial" style:font-family-generic-complex="system" style:font-pitch-complex="variable" style:font-weight-complex="bold"/>
    </style:style>
    <style:style style:name="List_20_Bullet_20_4" style:display-name="List Bullet 4" style:family="paragraph" style:parent-style-name="Standard" style:default-outline-level="">
      <style:paragraph-properties fo:margin-top="0cm" fo:margin-bottom="0.459cm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cm" fo:margin-bottom="0.459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loext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loext:contextual-spacing="true" fo:text-indent="0cm" style:auto-text-indent="false"/>
    </style:style>
    <style:style style:name="List_20_Number_20_2" style:display-name="List Number 2" style:family="paragraph" style:parent-style-name="Standard" style:default-outline-level="">
      <style:paragraph-properties fo:margin-top="0cm" fo:margin-bottom="0.459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459cm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cm" fo:margin-bottom="0.459cm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cm" fo:margin-bottom="0.459cm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459cm" loext:contextual-spacing="tru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margin-top="0cm" fo:margin-bottom="0cm" loext:contextual-spacing="false" fo:text-indent="-1.905cm" style:auto-text-indent="false" fo:background-color="#cccccc" fo:padding="0.035cm" fo:border="0.74pt solid #000000"/>
      <style:text-properties style:font-name="Rockwell" fo:font-family="Rockwel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punctuation-wrap="simple" style:writing-mode="lr-tb"/>
      <style:text-properties fo:color="#595959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margin-top="0cm" fo:margin-bottom="0cm" loext:contextual-spacing="false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margin-top="0cm" fo:margin-bottom="0cm" loext:contextual-spacing="false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.459cm" loext:contextual-spacing="false"/>
      <style:text-properties style:font-name="Rockwell" fo:font-family="Rockwel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.176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.176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.176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.176cm" loext:contextual-spacing="false" fo:text-indent="0cm" style:auto-text-indent="false"/>
    </style:style>
    <style:style style:name="Icons" style:family="paragraph" style:parent-style-name="Standard" style:default-outline-level="">
      <style:paragraph-properties fo:margin-top="0cm" fo:margin-bottom="0.071cm" loext:contextual-spacing="false" fo:text-align="center" style:justify-single-word="false"/>
      <style:text-properties fo:color="#4c4c4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62626" style:font-name="Rockwell" fo:font-family="Rockwell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7fab" style:font-name="Rockwell" fo:font-family="Rockwell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text-transform="uppercas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fo:color="#262626" style:font-name="Rockwell" fo:font-family="Rockwell" style:font-family-generic="roman" style:font-pitch="variable" fo:font-size="35pt" fo:font-weight="bold" style:letter-kerning="true" style:font-name-asian="Calibri1" style:font-family-asian="Calibri" style:font-family-generic-asian="system" style:font-pitch-asian="variable" style:font-size-asian="35pt" style:font-weight-asian="bold" style:font-name-complex="Arial" style:font-family-complex="Arial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595959"/>
    </style:style>
    <style:style style:name="Heading_20_4_20_Char" style:display-name="Heading 4 Char" style:family="text" style:parent-style-name="Default_20_Paragraph_20_Font">
      <style:text-properties fo:color="#005e80" style:font-name="Rockwell" fo:font-family="Rockwell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color="#595959" fo:font-style="normal" fo:font-weight="normal" style:font-style-asian="normal" style:font-weight-asian="normal" style:font-style-complex="italic"/>
    </style:style>
    <style:style style:name="Subtitle_20_Char" style:display-name="Subtitle Char" style:family="text" style:parent-style-name="Default_20_Paragraph_20_Font">
      <style:text-properties fo:color="#5a5a5a" style:font-name-asian="Calibri1" style:font-family-asian="Calibri" style:font-family-generic-asian="system" style:font-pitch-asian="variable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007fab" fo:letter-spacing="normal" fo:font-weight="bold" style:font-weight-asian="bold" style:font-weight-complex="bold"/>
    </style:style>
    <style:style style:name="Intense_20_Quote_20_Char" style:display-name="Intense Quote Char" style:family="text" style:parent-style-name="Default_20_Paragraph_20_Font">
      <style:text-properties fo:color="#007fab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Rockwell" fo:font-family="Rockwell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Rockwell" fo:font-family="Rockwell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Arial" style:font-family-complex="Arial" style:font-family-generic-complex="system" style:font-pitch-complex="variable" style:font-size-complex="10.5pt" style:font-style-complex="italic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Closing_20_Char" style:display-name="Closing Char" style:family="text" style:parent-style-name="Default_20_Paragraph_20_Font"/>
    <style:style style:name="Date_20_Char" style:display-name="Date Char" style:family="text" style:parent-style-name="Default_20_Paragraph_20_Font"/>
    <style:style style:name="E-mail_20_Signature_20_Char" style:display-name="E-mail Signature Char" style:family="text" style:parent-style-name="Default_20_Paragraph_20_Font"/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llowedHyperlink" style:family="text" style:parent-style-name="Default_20_Paragraph_20_Font">
      <style:text-properties fo:color="#ba3e31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5_20_Char" style:display-name="Heading 5 Char" style:family="text" style:parent-style-name="Default_20_Paragraph_20_Font">
      <style:text-properties fo:color="#005e80" style:font-name="Rockwell" fo:font-family="Rockwell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003f55" style:font-name="Rockwell" fo:font-family="Rockwell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003f55" style:font-name="Rockwell" fo:font-family="Rockwell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36181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007fab" fo:font-style="italic" style:font-style-asian="italic" style:font-style-complex="italic"/>
    </style:style>
    <style:style style:name="line_20_number" style:display-name="line number" style:family="text" style:parent-style-name="Default_20_Paragraph_20_Font"/>
    <style:style style:name="Message_20_Header_20_Char" style:display-name="Message Header Char" style:family="text" style:parent-style-name="Default_20_Paragraph_20_Font">
      <style:text-properties style:font-name="Rockwell" fo:font-family="Rockwel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 fo:background-color="#c0c0c0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7fab" fo:font-size="10pt" style:font-size-asian="12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fo:color="#007fab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color="#007fab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007fab" fo:font-size="10pt" style:font-size-asian="12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fo:color="#007fab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007fab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6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6cm" fo:margin-bottom="1.905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5T21:18:33</meta:creation-date>
    <dc:language>en-GB</dc:language>
    <dc:date>2020-03-30T08:19:11.187172374</dc:date>
    <meta:editing-cycles>6</meta:editing-cycles>
    <meta:editing-duration>PT3H4S</meta:editing-duration>
    <meta:generator>LibreOffice/6.3.5.2$Linux_X86_64 LibreOffice_project/30$Build-2</meta:generator>
    <meta:document-statistic meta:table-count="3" meta:image-count="0" meta:object-count="0" meta:page-count="1" meta:paragraph-count="29" meta:word-count="376" meta:character-count="2145" meta:non-whitespace-character-count="17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Golden Resume.dotx" xlink:href=""/>
  </office:meta>
</office:document-meta>
</file>